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MockWebServerTests.putRequest( RecordedRequest request , String expectedRequestCont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MockWebServerTests.assertFilePart( Buffer buffer , String disposition , String boundary , String name , String filename , String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MockWebServerTests.jsonPostRequest( RecordedRequest request , String location , String content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MockWebServerTests.postRequest( RecordedRequest request , String expectedRequestContent , String location , String contentType , byte [ ] responseBod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TestDispatcher.dispatch( RecordedRequest request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0">
            <text:p text:style-name="Table_20_Contents">0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AbstractMockWebServerTests.patchRequest( RecordedRequest request , String expectedRequestContent , String contentType , byte [ ] responseBod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MockWebServerTests.assertPart( Buffer buffer , String disposition , String boundary , String name , String contentTyp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MockWebServerTests.formRequest( Recorded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MockWebServerTests.assertMultipart( RecordedRequest request , MediaType media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MockWebServerTests.multipartRelatedRequest( Recorded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MockWebServerTests.multipartMixedRequest( Recorded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MockWebServerTests.multipartFormDataRequest( Recorded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MockWebServerTests.getRequest( RecordedRequest request , byte [ ] body , String content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MockWebServ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MockWebServerTests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